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839" officeooo:paragraph-rsid="0008c839"/>
    </style:style>
    <style:style style:name="P2" style:family="paragraph" style:parent-style-name="Standard">
      <style:text-properties officeooo:rsid="00092e46" officeooo:paragraph-rsid="00092e46"/>
    </style:style>
    <style:style style:name="P3" style:family="paragraph" style:parent-style-name="Standard">
      <style:text-properties officeooo:rsid="000a842c" officeooo:paragraph-rsid="000a842c"/>
    </style:style>
    <style:style style:name="P4" style:family="paragraph" style:parent-style-name="Standard" style:list-style-name="L1">
      <style:text-properties officeooo:rsid="0008c839" officeooo:paragraph-rsid="0008c839"/>
    </style:style>
    <style:style style:name="P5" style:family="paragraph" style:parent-style-name="Standard" style:list-style-name="L2">
      <style:text-properties officeooo:rsid="000a842c" officeooo:paragraph-rsid="000a842c"/>
    </style:style>
    <style:style style:name="P6" style:family="paragraph" style:parent-style-name="Standard" style:list-style-name="L2">
      <style:text-properties officeooo:rsid="000bf897" officeooo:paragraph-rsid="000bf897"/>
    </style:style>
    <style:style style:name="T1" style:family="text">
      <style:text-properties officeooo:rsid="00092e46"/>
    </style:style>
    <style:style style:name="T2" style:family="text">
      <style:text-properties officeooo:rsid="000a84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ro do Paciente:</text:p>
      <text:p text:style-name="P1"><text:tab/>pedir nome, rg, rua, cidade, estado</text:p>
      <text:p text:style-name="P1"/>
      <text:p text:style-name="P1"/>
      <text:p text:style-name="P1">Cadastro do Funcionário:</text:p>
      <text:p text:style-name="P1"><text:tab/>pedir nome, rg, rua, cidade, estado, e se ele é médico, enfermeiro ou da limpeza</text:p>
      <text:p text:style-name="P1"/>
      <text:p text:style-name="P1"><text:tab/>Se ele ele for médico ou enfermeiro, deverá preencher dados adicionais:</text:p>
      <text:list xml:id="list241637961" text:style-name="L1">
        <text:list-item>
          <text:p text:style-name="P4">Médico: O número do crm</text:p>
        </text:list-item>
        <text:list-item>
          <text:p text:style-name="P4">Enfermeiro: <text:s/>Ano da graduação, nome da faculdade, e o título do tcc</text:p>
        </text:list-item>
      </text:list>
      <text:p text:style-name="P1"><text:tab/></text:p>
      <text:p text:style-name="P1"><text:tab/><text:span text:style-name="T1">O médico deveria possuir o atributo booleano ocupado. Que define se ele pode ou não r<text:tab/>ealizar uma consulta.</text:span></text:p>
      <text:p text:style-name="P1"/>
      <text:p text:style-name="P1">Cadastro de um convênio:</text:p>
      <text:p text:style-name="P1"><text:tab/>pedir nome, sigla, telefone e fazer uma seleção dos médicos que farão parte do convênio</text:p>
      <text:p text:style-name="P1"/>
      <text:p text:style-name="P1"><text:tab/><text:span text:style-name="T1">convenio deveria possuir uma lista dos médicos cadastrados, e marcaria quais fazem parte <text:tab/>ou não.</text:span></text:p>
      <text:p text:style-name="P1"/>
      <text:p text:style-name="P2">Ações do paciente:</text:p>
      <text:p text:style-name="P2"><text:tab/>marcar consulta:</text:p>
      <text:p text:style-name="P2"><text:tab/><text:tab/>A consulta teria data e hora, e <text:s/>convenio, a pessoa iria selecionar um médico do <text:tab/><text:tab/><text:tab/>convenio. O médico ficaria ocupado e não poderia realizar outra consulta, até que o <text:tab/><text:tab/>botão “finalizar” seja pressionado.</text:p>
      <text:p text:style-name="P2"/>
      <text:p text:style-name="P3">Paciente e médico se relacionam de forma 1-1 através da consulta</text:p>
      <text:p text:style-name="P2">Médicos e convênios se relacionam de forma N-N através do cadastr<text:span text:style-name="T2">o</text:span></text:p>
      <text:p text:style-name="P2"/>
      <text:p text:style-name="P3">Tabelas banco de dados:</text:p>
      <text:p text:style-name="P3"/>
      <text:list xml:id="list3292255354" text:style-name="L2">
        <text:list-item>
          <text:p text:style-name="P5">Pacientes: contendo apenas os dados do cadastro de um paciente e o seu id</text:p>
        </text:list-item>
        <text:list-item>
          <text:p text:style-name="P5">Funcionário: id, todos os dados pedidos e um caractere para definir o tipo do funcionario. </text:p>
        </text:list-item>
        <text:list-item>
          <text:p text:style-name="P5">Convenios: id e todos os dados com relacao aos convenios</text:p>
        </text:list-item>
        <text:list-item>
          <text:p text:style-name="P5">Médicos e convênios: uma tabela com a coluna do id do medico e do convenio</text:p>
        </text:list-item>
        <text:list-item>
          <text:p text:style-name="P5">Consultas: teria o id do convenio, do paciente, do médico, a data e a hora;</text:p>
        </text:list-item>
        <text:list-item>
          <text:p text:style-name="P6">Enderecos: teria os dados do endereco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7:50:35.730929394</meta:creation-date>
    <dc:date>2019-10-26T23:03:44.570861448</dc:date>
    <meta:editing-duration>PT2H2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56" meta:character-count="1453" meta:non-whitespace-character-count="1210"/>
  </office:meta>
</office:document-meta>
</file>